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f66c"/>
    </style:style>
    <style:style style:name="P2" style:family="paragraph" style:parent-style-name="Text_20_body">
      <style:text-properties officeooo:paragraph-rsid="00073893"/>
    </style:style>
    <style:style style:name="P3" style:family="paragraph" style:parent-style-name="Subtitle">
      <style:text-properties officeooo:paragraph-rsid="0006f66c"/>
    </style:style>
    <style:style style:name="P4" style:family="paragraph" style:parent-style-name="Title">
      <style:text-properties officeooo:paragraph-rsid="0006f66c"/>
    </style:style>
    <style:style style:name="P5" style:family="paragraph" style:parent-style-name="Heading_20_2">
      <style:text-properties officeooo:paragraph-rsid="0006f66c"/>
    </style:style>
    <style:style style:name="P6" style:family="paragraph" style:parent-style-name="Heading_20_2">
      <style:text-properties officeooo:paragraph-rsid="00073893"/>
    </style:style>
    <style:style style:name="P7" style:family="paragraph" style:parent-style-name="Heading_20_1">
      <style:text-properties officeooo:paragraph-rsid="0006f66c"/>
    </style:style>
    <style:style style:name="T1" style:family="text">
      <style:text-properties officeooo:rsid="0006f66c"/>
    </style:style>
    <style:style style:name="T2" style:family="text">
      <style:text-properties officeooo:rsid="00073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ower Set Iterator</text:span></text:p>
      <text:p text:style-name="P3"><text:span text:style-name="T1">Specification</text:span></text:p>
      <text:h text:style-name="P7" text:outline-level="1"><text:span text:style-name="T1">Feature</text:span></text:h>
      <text:h text:style-name="P5" text:outline-level="2"><text:span text:style-name="T1">Iterate over a power set</text:span></text:h>
      <text:p text:style-name="P1"><text:span text:style-name="T1">The Power Set Iterator shall be capable of iterating over the power set of an STL container.</text:span></text:p>
      <text:h text:style-name="P5" text:outline-level="2"><text:span text:style-name="T1">Not generate power set</text:span></text:h>
      <text:p text:style-name="P1"><text:span text:style-name="T1">The Power Set Iterator shall not require nor internally perform the creation of the power set of the source container.</text:span></text:p>
      <text:h text:style-name="P7" text:outline-level="1"><text:span text:style-name="T1">Compatibility</text:span></text:h>
      <text:h text:style-name="P5" text:outline-level="2"><text:span text:style-name="T1">Source container</text:span></text:h>
      <text:p text:style-name="P1"><text:span text:style-name="T1">A Power Set Iterator shall be able to be created from any STL-</text:span><text:span text:style-name="T2">compatible</text:span><text:span text:style-name="T1"> container, </text:span><text:span text:style-name="T2">not just std::set</text:span><text:span text:style-name="T1">.</text:span></text:p>
      <text:h text:style-name="P6" text:outline-level="2"><text:span text:style-name="T2">Range</text:span></text:h>
      <text:p text:style-name="P2"><text:span text:style-name="T2">Iterators equivalent to </text:span><text:span text:style-name="Source_20_Text"><text:span text:style-name="T2">std::begin</text:span></text:span><text:span text:style-name="T2"> and </text:span><text:span text:style-name="Source_20_Text"><text:span text:style-name="T2">std::end</text:span></text:span><text:span text:style-name="T2"> shall be able to be created.</text:span></text:p>
      <text:h text:style-name="P6" text:outline-level="2"><text:span text:style-name="T2">Iterator usage</text:span></text:h>
      <text:p text:style-name="P2"><text:span text:style-name="T2">The Power Set Iterator shall meet the requirements of a standard </text:span><text:span text:style-name="Source_20_Text"><text:span text:style-name="T2">forward_iterator</text:span></text:span><text:span text:style-name="T2">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size="10pt" style:font-name-asian="DejaVu Sans Mono" style:font-name-complex="DejaVu Sans Mono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Linux_X86_64 LibreOffice_project/360m1$Build-2</meta:generator>
    <dc:date>2014-05-23T19:33:48</dc:date>
    <meta:document-statistic meta:table-count="0" meta:image-count="0" meta:object-count="0" meta:page-count="1" meta:paragraph-count="14" meta:word-count="102" meta:character-count="620" meta:non-whitespace-character-count="528"/>
    <meta:user-defined meta:name="Info 1"/>
    <meta:user-defined meta:name="Info 2"/>
    <meta:user-defined meta:name="Info 3"/>
    <meta:user-defined meta:name="Info 4"/>
  </office:meta>
</office:document-meta>
</file>